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 10 Pitch" svg:font-family="'Courier 10 Pitch'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text-properties style:font-name="Courier 10 Pitch" fo:font-size="26pt" fo:font-weight="bold" style:font-size-asian="26pt" style:font-weight-asian="bold" style:font-size-complex="2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.-----.-----</text:p>
      <text:p text:style-name="P1">---.-----.-----</text:p>
      <text:p text:style-name="P1">---.-----------</text:p>
      <text:p text:style-name="P1">------..-------</text:p>
      <text:p text:style-name="P1">----..-----.---</text:p>
      <text:p text:style-name="P1">--------....---</text:p>
      <text:p text:style-name="P1">-------------..</text:p>
      <text:p text:style-name="P1">...----.----...</text:p>
      <text:p text:style-name="P1">..-------------</text:p>
      <text:p text:style-name="P1">---....--------</text:p>
      <text:p text:style-name="P1">---.-----..----</text:p>
      <text:p text:style-name="P1">-------..------</text:p>
      <text:p text:style-name="P1">-----------.---</text:p>
      <text:p text:style-name="P1">-----.-----.---</text:p>
      <text:p text:style-name="P1">-----.-----.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10 Pitch" svg:font-family="'Courier 10 Pitch'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bertm </meta:initial-creator>
    <meta:creation-date>2010-03-02T06:16:43</meta:creation-date>
    <dc:date>2010-12-16T04:05:39</dc:date>
    <dc:creator>robertm </dc:creator>
    <meta:editing-duration>PT00H03M44S</meta:editing-duration>
    <meta:editing-cycles>3</meta:editing-cycles>
    <meta:generator>OpenOffice.org/3.1$Unix OpenOffice.org_project/310m19$Build-9420</meta:generator>
    <meta:document-statistic meta:table-count="0" meta:image-count="0" meta:object-count="0" meta:page-count="1" meta:paragraph-count="15" meta:word-count="36" meta:character-count="239"/>
  </office:meta>
</office:document-meta>
</file>